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.0598in" fo:margin-bottom="0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text-properties style:font-name="Palatino1" fo:font-size="9pt" style:font-size-asian="9pt" style:font-size-complex="9pt"/>
    </style:style>
    <style:style style:name="P12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6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fo:letter-spacing="normal" fo:font-style="italic" fo:font-weight="normal" style:font-style-asian="italic" style:font-weight-asian="normal" style:font-name-complex="Times New Roman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name-asian="Courier" style:font-style-asian="italic" style:font-name-complex="Courier" style:font-style-complex="italic"/>
    </style:style>
    <style:style style:name="T5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Not Only the Famous</text:h>
      <text:p text:style-name="P13">Unfortunately, there are heroes who had bouts of depression. In the 60's, Marilyn Monroe. In the 90's, Kurt Cobain. This decade had Robin Williams, Anthony Bourdain, and my friend Mark Langland.</text:p>
      <text:p text:style-name="P12"/>
      <text:p text:style-name="P12">Memories of travel went through his delirious mind,</text:p>
      <text:p text:style-name="P12">Remembering where it is that noodles he could find:</text:p>
      <text:p text:style-name="P12">Noisy shops in Hong Kong, hawker stalls in Singapore,</text:p>
      <text:p text:style-name="P12">On streets of Bangkok, in markets of Kuala Lumpur,</text:p>
      <text:p text:style-name="P12">Chinatown in San Francisco, Toronto, and London,</text:p>
      <text:p text:style-name="P12">Side alleys of Taipei, Tokyo houses of ramen.</text:p>
      <text:p text:style-name="P12">He was blown away as he was hit with spice,</text:p>
      <text:p text:style-name="P12">Hot sensations that were saucy, naughty and nice.</text:p>
      <text:p text:style-name="P12">He was filled with sensations of pleasure,</text:p>
      <text:p text:style-name="P12">Salaciously savory tastes beyond measure.</text:p>
      <text:p text:style-name="P12">He meditated on the flavors and the memories of past,</text:p>
      <text:p text:style-name="P12">As he slurp the final noodle tail, it was great to the last.</text:p>
      <text:p text:style-name="P12">He sat in satisfaction having had those noodles supreme,</text:p>
      <text:p text:style-name="P12">After traveling he had fulfilled my life's dinner dream.</text:p>
      <text:p text:style-name="P12"/>
      <text:p text:style-name="P12">But his mind was in trouble, he was depressively pained,</text:p>
      <text:p text:style-name="P12">Each time he tipped his glass, his senses drained,</text:p>
      <text:p text:style-name="P12">Down and Death-wards he sank,</text:p>
      <text:p text:style-name="P12">As though of hemlock he drank.</text:p>
      <text:p text:style-name="P12">Forlorn, how his emotions were like a bell,</text:p>
      <text:p text:style-name="P12">Tolling him back to his soul's dark well,</text:p>
      <text:p text:style-name="P12">Back to his fears, darker than I've ever known,</text:p>
      <text:p text:style-name="P12">Causing him to shake, when he stood alone,</text:p>
      <text:p text:style-name="P12">Darkling he whispered to the Reaper in rhyme,</text:p>
      <text:p text:style-name="P12">Calling the Specter's name too many a time;</text:p>
      <text:p text:style-name="P12">He was half in love with easeful Death,</text:p>
      <text:p text:style-name="P12">To take into the air, with his last breath,</text:p>
      <text:p text:style-name="P12">And in a moment of delusion, he ended his pain!</text:p>
      <text:p text:style-name="P12">We only heard silence as his soul screamed in vain.</text:p>
      <text:p text:style-name="P12"/>
      <text:p text:style-name="P12"/>
      <text:p text:style-name="P12"><text:soft-page-break/>Wishing my friend with me as I drift and roam</text:p>
      <text:p text:style-name="P12">Down country roads where I'm far from home,</text:p>
      <text:p text:style-name="P12">I pine for his friendship beyond tomorrow,</text:p>
      <text:p text:style-name="P10">Aware of lost time, full of sorrow.</text:p>
      <text:p text:style-name="P12">Sad are we, whom he had at one time cherished,</text:p>
      <text:p text:style-name="P12">We feel dazed and confused that our friend has perished.</text:p>
      <text:p text:style-name="P12">Thankfully there are flowers at our feet,</text:p>
      <text:p text:style-name="P12">Fragrant tree blossoms, colorful and sweet,</text:p>
      <text:p text:style-name="P12">Refreshing our thoughts on this new day,</text:p>
      <text:p text:style-name="P10">As our friend is with angels on heaven's way.</text:p>
      <text:p text:style-name="P14">Spring and hope will return each revolving year,</text:p>
      <text:p text:style-name="P15">The flowers, the bees, and the song birds reappear.</text:p>
      <text:p text:style-name="P12">His bright eyes and laughter, we'll remember anew,</text:p>
      <text:p text:style-name="P10">Happier are we, for his happiness we knew.</text:p>
      <text:h text:style-name="Heading_20_4" text:outline-level="4">About</text:h>
      <text:p text:style-name="P8"><text:span text:style-name="T3">Not Only the Famous</text:span>, is a set of original short poems by Stacy David Thurston, California, United States of America. <text:span text:style-name="T1">Percy Bysshe Shelley had wrote Adonis to honor Keats after his passing from tuberculosis. This poem set is my way to honor those who have fallen to mental illness.</text:span></text:p>
      <text:h text:style-name="P4" text:outline-level="4">My Writing Credits</text:h>
      <text:p text:style-name="P5">My poem, <text:span text:style-name="T3">I am Canadian</text:span>, was published in my alma mater's magazine, 2007 issue, University of Manitoba.</text:p>
      <text:p text:style-name="P5"/>
      <text:p text:style-name="P6"><text:span text:style-name="T4">Getting Started with Sun ONE</text:span><text:span text:style-name="T5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3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19T16:40:46</dc:date>
    <meta:editing-cycles>2723</meta:editing-cycles>
    <meta:editing-duration>P145DT5H42M16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2" meta:paragraph-count="54" meta:word-count="489" meta:character-count="2736"/>
  </office:meta>
</office:document-meta>
</file>